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b93f0" officeooo:paragraph-rsid="000b93f0" style:font-size-asian="20pt" style:font-size-complex="20pt"/>
    </style:style>
    <style:style style:name="P2" style:family="paragraph" style:parent-style-name="Standard">
      <style:paragraph-properties fo:text-align="start" style:justify-single-word="false"/>
      <style:text-properties fo:font-size="12pt" fo:font-weight="bold" officeooo:rsid="000b93f0" officeooo:paragraph-rsid="000b93f0"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b93f0" officeooo:paragraph-rsid="000b93f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3f0" officeooo:paragraph-rsid="000c6e8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3f0" officeooo:paragraph-rsid="000cb76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3f0" officeooo:paragraph-rsid="000e7ff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c6e85" officeooo:paragraph-rsid="000c6e8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cb768" officeooo:paragraph-rsid="000cb7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e7ffd" officeooo:paragraph-rsid="000e7ffd" style:font-size-asian="10.5pt" style:font-weight-asian="normal" style:font-size-complex="12pt" style:font-weight-complex="normal"/>
    </style:style>
    <style:style style:name="T1" style:family="text">
      <style:text-properties style:text-position="sub 58%"/>
    </style:style>
    <style:style style:name="T2" style:family="text">
      <style:text-properties style:text-position="sub 58%" officeooo:rsid="000cb768"/>
    </style:style>
    <style:style style:name="T3" style:family="text">
      <style:text-properties officeooo:rsid="000c6e85"/>
    </style:style>
    <style:style style:name="T4" style:family="text">
      <style:text-properties officeooo:rsid="000cb768"/>
    </style:style>
    <style:style style:name="T5" style:family="text">
      <style:text-properties officeooo:rsid="000e7f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4</text:p>
      <text:p text:style-name="P1"/>
      <text:p text:style-name="P2">Question 1-</text:p>
      <text:p text:style-name="P2"/>
      <text:p text:style-name="P3">Mutual exclusion:</text:p>
      <text:p text:style-name="P3">By examining the code, to enter in the CS, either the process 0 or 1 must read <text:span text:style-name="T3">the</text:span> value of the variable <text:span text:style-name="T3">want</text:span>, which is either 0 or 1.</text:p>
      <text:p text:style-name="P3">Indeed, by examining the code, we have:</text:p>
      <text:p text:style-name="P3">Read<text:span text:style-name="T1">0</text:span>(<text:span text:style-name="T3">want[1]</text:span> = 1) → go-to line 1 <text:span text:style-name="T3">or wait for want[1] to be 0</text:span>.</text:p>
      <text:p text:style-name="P4">Read<text:span text:style-name="T1">1</text:span>(<text:span text:style-name="T3">want[1] </text:span>= <text:span text:style-name="T3">1</text:span>) → go-to line 1 <text:s/><text:span text:style-name="T3">or wait for want[0] to be 0</text:span>. </text:p>
      <text:p text:style-name="P3">Then, since the value of <text:span text:style-name="T3">want </text:span>can be change only in the exit, we can be sure that one of the two processes must be blocked in the entry code since the second is in the CS.</text:p>
      <text:p text:style-name="P3"/>
      <text:p text:style-name="P7">Deadlock free:</text:p>
      <text:p text:style-name="P8">The code doesn’t provide deadlock freedom, as the next scenario shows:</text:p>
      <text:p text:style-name="P8">Let the process 0 be interested then, by examining the code we have:</text:p>
      <text:p text:style-name="P5"><text:span text:style-name="T4">Write</text:span><text:span text:style-name="T1">0</text:span>(<text:span text:style-name="T3">want[0]</text:span> = <text:span text:style-name="T4">0</text:span>) →<text:span text:style-name="T4"> </text:span>Read<text:span text:style-name="T1">0</text:span>(<text:span text:style-name="T4">priority</text:span> = <text:span text:style-name="T4">0) </text:span><text:s text:c="2"/><text:span text:style-name="T4">then here process 1 is interested and gets running time:</text:span></text:p>
      <text:p text:style-name="P5"><text:span text:style-name="T4">Write</text:span><text:span text:style-name="T2">1</text:span>(<text:span text:style-name="T3">want[1]</text:span> = <text:span text:style-name="T4">0</text:span>) →<text:span text:style-name="T4"> </text:span>Read<text:span text:style-name="T2">1</text:span>(<text:span text:style-name="T3">want[0]</text:span> = <text:span text:style-name="T4">0</text:span>) →<text:span text:style-name="T4"> </text:span><text:s/><text:span text:style-name="T4">Write</text:span><text:span text:style-name="T2">1</text:span>(<text:span text:style-name="T3">want[1]</text:span> = <text:span text:style-name="T4">1</text:span>) <text:span text:style-name="T4">here, process 0 gets running time.</text:span></text:p>
      <text:p text:style-name="P5"><text:span text:style-name="T4">Write</text:span><text:span text:style-name="T1">0</text:span>(<text:span text:style-name="T3">want[0]</text:span> = <text:span text:style-name="T4">1</text:span>) →<text:span text:style-name="T4"> </text:span>Read<text:span text:style-name="T1">0</text:span>(<text:span text:style-name="T4">priority</text:span> = <text:span text:style-name="T4">0</text:span>) →<text:span text:style-name="T4"> </text:span>Read<text:span text:style-name="T1">0</text:span>(<text:span text:style-name="T3">want[1]</text:span> = <text:span text:style-name="T4">1</text:span>) →<text:span text:style-name="T4"> stuck in the await loop.</text:span></text:p>
      <text:p text:style-name="P8">Then, process 1 gets running time:</text:p>
      <text:p text:style-name="P6">Read<text:span text:style-name="T2">1</text:span>(<text:span text:style-name="T4">priority = 0</text:span>) →<text:span text:style-name="T4"> </text:span>Read<text:span text:style-name="T2">1</text:span>(<text:span text:style-name="T3">want[0]</text:span> = <text:span text:style-name="T4">1</text:span>) →<text:span text:style-name="T4"> go-to line 1 → Write</text:span><text:span text:style-name="T2">1</text:span>(<text:span text:style-name="T3">want[1]</text:span> = <text:span text:style-name="T4">0</text:span>) →<text:span text:style-name="T4"> </text:span>Read<text:span text:style-name="T2">1</text:span>(<text:span text:style-name="T3">want[0]</text:span> = <text:span text:style-name="T4">1 and priority = 0</text:span>) →<text:span text:style-name="T4"> </text:span><text:s/><text:span text:style-name="T5">stuck in the await loop.</text:span></text:p>
      <text:p text:style-name="P9">Both processes stuck there is no deadlock freedom.</text:p>
      <text:p text:style-name="P9"/>
      <text:p text:style-name="P9">There is of course no starvation freedom since there is no deadlock freedom.</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21:27:57.393671177</meta:creation-date>
    <dc:date>2018-07-12T22:17:13.893789407</dc:date>
    <meta:editing-duration>PT5M54S</meta:editing-duration>
    <meta:editing-cycles>1</meta:editing-cycles>
    <meta:document-statistic meta:table-count="0" meta:image-count="0" meta:object-count="0" meta:page-count="1" meta:paragraph-count="18" meta:word-count="240" meta:character-count="1246" meta:non-whitespace-character-count="1018"/>
    <meta:generator>LibreOffice/6.0.3.2$Linux_X86_64 LibreOffice_project/00m0$Build-2</meta:generator>
  </office:meta>
</office:document-meta>
</file>